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8pt" fo:font-weight="bold" officeooo:rsid="0018a8e6" officeooo:paragraph-rsid="0018a8e6"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Times New Roman" fo:font-size="12pt" fo:font-weight="normal" officeooo:rsid="001999ee" officeooo:paragraph-rsid="001999ee"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Times New Roman" fo:font-size="12pt" fo:font-weight="normal" officeooo:rsid="001a183e" officeooo:paragraph-rsid="001a183e"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Times New Roman" fo:font-size="12pt" fo:font-weight="bold" officeooo:rsid="0018a8e6" officeooo:paragraph-rsid="0018a8e6"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Times New Roman" fo:font-size="12pt" fo:font-weight="bold" officeooo:rsid="001be223" officeooo:paragraph-rsid="001be223" style:font-size-asian="10.5pt" style:font-weight-asian="bold" style:font-size-complex="12pt" style:font-weight-complex="bold"/>
    </style:style>
    <style:style style:name="P6" style:family="paragraph" style:parent-style-name="Standard">
      <style:paragraph-properties fo:text-align="center" style:justify-single-word="false"/>
      <style:text-properties style:font-name="Times New Roman" fo:font-size="18pt" fo:font-weight="bold" officeooo:rsid="0018a8e6" officeooo:paragraph-rsid="0018a8e6" style:font-size-asian="18pt" style:font-weight-asian="bold" style:font-size-complex="18pt" style:font-weight-complex="bold"/>
    </style:style>
    <style:style style:name="P7" style:family="paragraph" style:parent-style-name="Standard">
      <style:paragraph-properties fo:text-align="start" style:justify-single-word="false"/>
      <style:text-properties style:font-name="Times New Roman" fo:font-size="18pt" fo:font-weight="bold" officeooo:rsid="0018a8e6" officeooo:paragraph-rsid="001999ee"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Times New Roman" fo:font-size="16pt" fo:font-weight="bold" officeooo:rsid="001999ee" officeooo:paragraph-rsid="001999ee" style:font-size-asian="14pt" style:font-weight-asian="bold" style:font-size-complex="16pt" style:font-weight-complex="bold"/>
    </style:style>
    <style:style style:name="P9" style:family="paragraph" style:parent-style-name="Standard">
      <style:paragraph-properties fo:text-align="start" style:justify-single-word="false"/>
      <style:text-properties style:font-name="Times New Roman" fo:font-size="16pt" fo:font-weight="bold" officeooo:rsid="001a183e" officeooo:paragraph-rsid="001a183e" style:font-size-asian="16pt" style:font-weight-asian="bold" style:font-size-complex="16pt" style:font-weight-complex="bold"/>
    </style:style>
    <style:style style:name="P10" style:family="paragraph" style:parent-style-name="Standard">
      <style:paragraph-properties fo:text-align="start" style:justify-single-word="false"/>
      <style:text-properties style:font-name="Arial" fo:font-size="12pt" fo:font-weight="normal" officeooo:rsid="001a183e" officeooo:paragraph-rsid="001be223"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fo:font-weight="normal" officeooo:rsid="001be223" officeooo:paragraph-rsid="001be223"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Segoe UI" fo:font-size="12pt" fo:font-weight="normal" officeooo:rsid="001a183e" officeooo:paragraph-rsid="001a183e"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Segoe UI" fo:font-size="12pt" fo:font-weight="normal" officeooo:rsid="001a183e" officeooo:paragraph-rsid="001be223" style:font-size-asian="10.5pt" style:font-weight-asian="normal" style:font-size-complex="12pt" style:font-weight-complex="normal"/>
    </style:style>
    <style:style style:name="T1" style:family="text">
      <style:text-properties fo:color="#800000" fo:font-weight="bold" style:font-weight-asian="bold" style:font-weight-complex="bold"/>
    </style:style>
    <style:style style:name="T2" style:family="text">
      <style:text-properties fo:color="#3333ff" style:text-underline-style="none"/>
    </style:style>
    <style:style style:name="T3" style:family="text">
      <style:text-properties fo:color="#3333ff" style:text-underline-style="none" fo:font-weight="bold" style:font-weight-asian="bold" style:font-weight-complex="bold"/>
    </style:style>
    <style:style style:name="T4" style:family="text">
      <style:text-properties fo:color="#3333ff" fo:font-weight="bold" style:font-weight-asian="bold" style:font-weight-complex="bold"/>
    </style:style>
    <style:style style:name="T5" style:family="text">
      <style:text-properties fo:color="#801900" fo:font-weight="bold" style:font-weight-asian="bold" style:font-weight-complex="bold"/>
    </style:style>
    <style:style style:name="T6" style:family="text">
      <style:text-properties fo:color="#000000"/>
    </style:style>
    <style:style style:name="T7" style:family="text">
      <style:text-properties fo:color="#000000" fo:font-style="normal" style:font-style-asian="normal" style:font-style-complex="normal"/>
    </style:style>
    <style:style style:name="T8" style:family="text">
      <style:text-properties fo:color="#000000" style:text-underline-style="none"/>
    </style:style>
    <style:style style:name="T9" style:family="text">
      <style:text-properties style:font-name="Segoe UI"/>
    </style:style>
    <style:style style:name="T10" style:family="text">
      <style:text-properties style:font-name="Segoe UI" officeooo:rsid="001be223"/>
    </style:style>
    <style:style style:name="T11" style:family="text">
      <style:text-properties officeooo:rsid="001be22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bble Sort</text:p>
      <text:p text:style-name="P1"/>
      <text:p text:style-name="P1"/>
      <text:p text:style-name="P1"/>
      <text:p text:style-name="P8">Prinzip</text:p>
      <text:p text:style-name="P7"/>
      <text:p text:style-name="P3">Der Algorithmus durchläuft die gegebene Liste und vergleicht das aktuelle Element mit dem nachfolgenden. Wenn das nachfolgende Element größer ist werden die beiden getauscht. Wenn nicht geht er ein Element weiter.</text:p>
      <text:p text:style-name="P7"/>
      <text:p text:style-name="P7"/>
      <text:p text:style-name="P9">Beispiel</text:p>
      <text:p text:style-name="P9"/>
      <text:p text:style-name="P2"><text:span text:style-name="T6">[</text:span><text:span text:style-name="T1">55</text:span><text:span text:style-name="T7">,</text:span> <text:span text:style-name="T1">07</text:span><text:span text:style-name="T6">,</text:span> 78<text:span text:style-name="T6">,</text:span> 12<text:span text:style-name="T6">,</text:span> 42] <text:s text:c="2"/>1. Durchlauf</text:p>
      <text:p text:style-name="P2">[07<text:span text:style-name="T6">,</text:span> <text:span text:style-name="T3">55</text:span><text:span text:style-name="T8">,</text:span><text:span text:style-name="T2"> </text:span><text:span text:style-name="T3">78</text:span><text:span text:style-name="T8">,</text:span> 12<text:span text:style-name="T6">,</text:span> 42]</text:p>
      <text:p text:style-name="P2">[07<text:span text:style-name="T6">,</text:span> 55<text:span text:style-name="T6">,</text:span> <text:span text:style-name="T1">78</text:span><text:span text:style-name="T6">,</text:span> <text:span text:style-name="T5">12</text:span><text:span text:style-name="T6">,</text:span> 42]</text:p>
      <text:p text:style-name="P2">[07<text:span text:style-name="T6">,</text:span> 55<text:span text:style-name="T6">,</text:span> 12<text:span text:style-name="T6">,</text:span> <text:span text:style-name="T5">78</text:span><text:span text:style-name="T6">,</text:span><text:span text:style-name="T5"> 42</text:span><text:span text:style-name="T6">] </text:span><text:s text:c="2"/>Letzter Vergleich</text:p>
      <text:p text:style-name="P2"><text:span text:style-name="T6">[</text:span><text:span text:style-name="T4">07</text:span><text:span text:style-name="T6">,</text:span><text:span text:style-name="T4"> 55</text:span><text:span text:style-name="T6">,</text:span> 12<text:span text:style-name="T6">,</text:span> 42<text:span text:style-name="T6">,</text:span> 78] <text:s text:c="2"/>2. Durchlauf</text:p>
      <text:p text:style-name="P2">[07<text:span text:style-name="T6">,</text:span> <text:span text:style-name="T5">55</text:span><text:span text:style-name="T6">,</text:span><text:span text:style-name="T5"> 12</text:span><text:span text:style-name="T6">,</text:span> 42<text:span text:style-name="T6">,</text:span> 78]</text:p>
      <text:p text:style-name="P2">[07<text:span text:style-name="T6">,</text:span> 12<text:span text:style-name="T6">,</text:span> <text:span text:style-name="T5">55</text:span><text:span text:style-name="T6">,</text:span><text:span text:style-name="T5"> 42</text:span><text:span text:style-name="T6">,</text:span> 78] <text:s text:c="2"/>Letzter Vergleich</text:p>
      <text:p text:style-name="P2"><text:span text:style-name="T6">[</text:span><text:span text:style-name="T4">07</text:span><text:span text:style-name="T6">,</text:span><text:span text:style-name="T4"> 12</text:span><text:span text:style-name="T6">,</text:span> 42<text:span text:style-name="T6">,</text:span> 55<text:span text:style-name="T6">,</text:span> 78] <text:s text:c="2"/>3. Durchlauf</text:p>
      <text:p text:style-name="P2">[07<text:span text:style-name="T6">,</text:span> <text:span text:style-name="T4">12</text:span><text:span text:style-name="T6">,</text:span><text:span text:style-name="T4"> 42</text:span><text:span text:style-name="T6">,</text:span> 55<text:span text:style-name="T6">,</text:span> 78] <text:s text:c="2"/>Letzter Vergleich</text:p>
      <text:p text:style-name="P2"><text:span text:style-name="T6">[</text:span><text:span text:style-name="T4">07</text:span><text:span text:style-name="T6">,</text:span><text:span text:style-name="T4"> 12</text:span><text:span text:style-name="T6">,</text:span> 42<text:span text:style-name="T6">,</text:span> 55<text:span text:style-name="T6">,</text:span> 78] <text:s text:c="2"/>4. Durchlauf + Letzter Vergleich</text:p>
      <text:p text:style-name="P2">[07<text:span text:style-name="T6">,</text:span> 12<text:span text:style-name="T6">,</text:span> 42<text:span text:style-name="T6">,</text:span> 55<text:span text:style-name="T6">,</text:span> 78] <text:s text:c="2"/>Fertig sortiert.</text:p>
      <text:p text:style-name="P4"/>
      <text:p text:style-name="P4"/>
      <text:p text:style-name="P5"/>
      <text:p text:style-name="P11"><text:span text:style-name="T9">1 J = 0</text:span></text:p>
      <text:p text:style-name="P10"><text:span text:style-name="T10">2 Wiederhole solange bis j = Länge der Liste</text:span></text:p>
      <text:p text:style-name="P10"><text:span text:style-name="T10">3 <text:tab/>i = 0</text:span><text:span text:style-name="T9"><text:tab/></text:span></text:p>
      <text:p text:style-name="P12"><text:span text:style-name="T11">4<text:tab/>Wiederhole solange bis i = Länge der Liste - 1 - j</text:span></text:p>
      <text:p text:style-name="P12"><text:span text:style-name="T11">5 <text:tab/><text:tab/>Wenn liste[i] &gt; liste[i+1] </text:span></text:p>
      <text:p text:style-name="P12"><text:span text:style-name="T11">6 <text:tab/><text:tab/><text:tab/>tausche Elemente i und i+1</text:span></text:p>
      <text:p text:style-name="P13"><text:span text:style-name="T11">7 <text:tab/><text:tab/>i+=1</text:span><text:tab/><text:tab/></text:p>
      <text:p text:style-name="P13"><text:span text:style-name="T11">8 <text:tab/>j+=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12:46:39.989000000</meta:creation-date>
    <dc:date>2018-02-23T11:10:45.456000000</dc:date>
    <meta:editing-duration>PT18M47S</meta:editing-duration>
    <meta:editing-cycles>2</meta:editing-cycles>
    <meta:generator>LibreOffice/4.4.5.2$Windows_x86 LibreOffice_project/a22f674fd25a3b6f45bdebf25400ed2adff0ff99</meta:generator>
    <meta:document-statistic meta:table-count="0" meta:image-count="0" meta:object-count="0" meta:page-count="1" meta:paragraph-count="23" meta:word-count="154" meta:character-count="809" meta:non-whitespace-character-count="649"/>
  </office:meta>
</office:document-meta>
</file>